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5cm" svg:x="13.464cm" svg:y="3.506cm">
            <draw:object draw:notify-on-update-of-ranges="Sheet1.A1:Sheet1.A20 Sheet1.B1:Sheet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1597" calcext:value-type="float">
            <text:p>1597</text:p>
          </table:table-cell>
        </table:table-row>
        <table:table-row table:style-name="ro1">
          <table:table-cell table:number-columns-repeated="2" office:value-type="float" office:value="2584" calcext:value-type="float">
            <text:p>2584</text:p>
          </table:table-cell>
        </table:table-row>
        <table:table-row table:style-name="ro1">
          <table:table-cell table:number-columns-repeated="2" office:value-type="float" office:value="4181" calcext:value-type="float">
            <text:p>4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6:18:30.398111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5:51:20.535245176</meta:creation-date>
    <dc:date>2016-08-16T16:18:49.47450933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20" svg:x="0.319cm" svg:y="0.18cm" svg:width="12.508cm" svg:height="8.646cm">
          <chartooo:coordinate-region svg:x="1.311cm" svg:y="0.379cm" svg:width="11.14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" chart:class="chart:scatter">
            <chart:domain table:cell-range-address="Sheet1.A1:Sheet1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0</svg:desc>
                </draw:g>
              </table:table-cell>
              <table:table-cell office:value-type="float" office:value="0">
                <text:p>0</text:p>
                <draw:g>
                  <svg:desc>Sheet1.B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7">
                <text:p>98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7">
                <text:p>1597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4">
                <text:p>258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1">
                <text:p>4181</text:p>
              </table:table-cell>
              <table:table-cell office:value-type="float" office:value="4181">
                <text:p>4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